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 style:font-pitch="variable"/>
    <style:font-face style:name="Tms Rmn" svg:font-family="'Tms Rm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1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0.3634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0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true"/>
    </style:style>
    <style:style style:name="ro3" style:family="table-row">
      <style:table-row-properties style:row-height="0.1665in" fo:break-before="auto" style:use-optimal-row-height="false"/>
    </style:style>
    <style:style style:name="ta1" style:family="table" style:master-page-name="PageStyle_5f_Purchase_20_Order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fo:background-color="#ffffff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138in solid #000000" fo:background-color="#ffffff" style:cell-protect="none" style:print-content="tru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3e3e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800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8003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0080" style:cell-protect="protected" style:print-content="tru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Hyperlink" style:data-style-name="N8000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" style:family="table-cell" style:parent-style-name="Default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Default" style:data-style-name="N127">
      <style:table-cell-properties fo:background-color="#ffffff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0138in solid #000000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8011">
      <style:table-cell-properties fo:background-color="#e3e3e3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0138in solid #000000" fo:background-color="#e3e3e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26">
      <style:table-cell-properties fo:border-bottom="0.0413in double #000000" style:border-line-width-bottom="0.0138in 0.0138in 0.0138in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138in solid #000000" fo:background-color="#ffffff" style:cell-protect="protected" style:print-content="true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138in solid #000000" fo:background-color="#e3e3e3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8004">
      <style:table-cell-properties fo:border-bottom="none" fo:background-color="#ffffff" style:cell-protect="none" style:print-content="true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8004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51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800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0413in double #000000" style:border-line-width-bottom="0.0138in 0.0138in 0.0138in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7">
      <style:table-cell-properties fo:border-bottom="0.0413in double #000000" style:border-line-width-bottom="0.0138in 0.0138in 0.0138in" fo:background-color="#e3e3e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26">
      <style:table-cell-properties fo:background-color="#ffffff"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.0102in" draw:stroke-linejoin="miter" draw:fill="solid" draw:fill-color="#ffffff" draw:auto-grow-height="false" fo:min-height="0in" fo:min-width="0in" fo:padding-top="0.0492in" fo:padding-bottom="0.0492in" fo:padding-left="0.0984in" fo:padding-right="0.0984in" fo:wrap-option="wrap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957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urchase Order" table:style-name="ta1" table:print-ranges="'Purchase Order'.B3:'Purchase Order'.K50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5" table:default-cell-style-name="ce2"/>
        <table:table-column table:style-name="co8" table:number-columns-repeated="1012" table:default-cell-style-name="ce2"/>
        <table:table-row table:style-name="ro1">
          <table:table-cell table:style-name="ce1">
            <draw:custom-shape table:end-cell-address="'Purchase Order'.B2" table:end-x="0.3835in" table:end-y="0.135in" draw:z-index="0" draw:name="Rectangle 2" draw:style-name="gr1" draw:text-style-name="P1" svg:width="0.485in" svg:height="0.3126in" svg:x="0.0295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SKVSG LLC.</text:p>
          </table:table-cell>
          <table:table-cell table:style-name="ce19" table:number-columns-repeated="3"/>
          <table:table-cell table:style-name="ce35" table:number-columns-repeated="5"/>
          <table:table-cell table:style-name="ce50" office:value-type="string">
            <text:p>SALES ORDER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>
            <text:p>Stephen van Someren Greve</text:p>
          </table:table-cell>
          <table:table-cell table:style-name="ce6" table:number-columns-repeated="8"/>
          <table:table-cell table:style-name="ce50"/>
          <table:table-cell table:number-columns-repeated="1013"/>
        </table:table-row>
        <table:table-row table:style-name="ro3">
          <table:table-cell/>
          <table:table-cell table:style-name="ce4" office:value-type="string">
            <text:p>East Wenatchee, Washington, 98802</text:p>
          </table:table-cell>
          <table:table-cell table:style-name="ce6" table:number-columns-repeated="8"/>
          <table:table-cell table:style-name="ce50"/>
          <table:table-cell table:number-columns-repeated="1013"/>
        </table:table-row>
        <table:table-row table:style-name="ro1">
          <table:table-cell/>
          <table:table-cell table:style-name="ce4" office:value-type="string">
            <text:p>(509) 860-1121</text:p>
          </table:table-cell>
          <table:table-cell table:style-name="ce6" table:number-columns-repeated="2"/>
          <table:table-cell table:style-name="ce4"/>
          <table:table-cell table:style-name="ce6" table:number-columns-repeated="6"/>
          <table:table-cell table:number-columns-repeated="1013"/>
        </table:table-row>
        <table:table-row table:style-name="ro1">
          <table:table-cell/>
          <table:table-cell table:style-name="ce5" office:value-type="string">
            <text:p><text:a xlink:href="mailto:Stephen@skvsg.com">Stephen@skvsg.com</text:a>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/>
          <table:table-cell>
            <office:annotation draw:style-name="gr2" draw:text-style-name="P2" svg:width="5.4898in" svg:height="1.0358in" svg:x="1.0969in" svg:y="1.6492in" draw:caption-point-x="-0.1898in" draw:caption-point-y="0.1189in">
              <dc:creator>SKvSG</dc:creator>
              <dc:date>2018-05-04T00:00:00</dc:date>
              <text:p text:style-name="P2">Use this purchase order template just as you would a manual form. You can enter</text:p>
              <text:p text:style-name="P2">a multi-line description (double-space between items for readability) or you can </text:p>
              <text:p text:style-name="P2">enter many single line entries. Use the Example data as a guide to the content of </text:p>
              <text:p text:style-name="P2">any given field. Note that this template uses a sales tax. Enter the tax rate in the </text:p>
              <text:p text:style-name="P2">cell below. </text:p>
            </office:annotation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>
            <text:p>The following number must appear on all invoices, bills</text:p>
          </table:table-cell>
          <table:table-cell table:style-name="ce6" table:number-columns-repeated="6"/>
          <table:table-cell table:style-name="ce40" office:value-type="string">
            <text:p>DATE <text:s/></text:p>
          </table:table-cell>
          <table:table-cell table:style-name="ce43" office:value-type="date" office:date-value="2018-05-04">
            <text:p>May 4, 2018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office:value-type="string">
            <text:p>of lading, and acknowledgments relating to this order:</text:p>
          </table:table-cell>
          <table:table-cell table:style-name="ce6" table:number-columns-repeated="6"/>
          <table:table-cell table:style-name="ce40" office:value-type="string">
            <text:p>TERMS <text:s/></text:p>
          </table:table-cell>
          <table:table-cell table:style-name="ce4" office:value-type="string">
            <text:p>Will Call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7" office:value-type="string" table:number-columns-spanned="2" table:number-rows-spanned="1">
            <text:p>Customer PO #</text:p>
          </table:table-cell>
          <table:covered-table-cell table:style-name="ce20"/>
          <table:table-cell table:style-name="ce28" office:value-type="string">
            <text:p>FFT-001</text:p>
          </table:table-cell>
          <table:table-cell table:style-name="ce6" table:number-columns-repeated="4"/>
          <table:table-cell table:style-name="ce40" office:value-type="string">
            <text:p>F.O.B. <text:s/></text:p>
          </table:table-cell>
          <table:table-cell table:style-name="ce4" office:value-type="string">
            <text:p>East Wenatchee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7"/>
          <table:table-cell table:style-name="ce40" office:value-type="string">
            <text:p>CONTACT VIA <text:s/></text:p>
          </table:table-cell>
          <table:table-cell table:style-name="ce4" office:value-type="string">
            <text:p>Phone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8" office:value-type="string">
            <text:p>Order By:</text:p>
          </table:table-cell>
          <table:table-cell table:style-name="ce21" office:value-type="string">
            <text:p>Rodney Dye</text:p>
          </table:table-cell>
          <table:table-cell table:style-name="ce21" table:number-columns-repeated="2"/>
          <table:table-cell table:style-name="ce36"/>
          <table:table-cell table:style-name="ce6" table:number-columns-repeated="2"/>
          <table:table-cell table:style-name="ce17" office:value-type="string">
            <text:p>ADDRESS CORRESPONDENCE TO: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9"/>
          <table:table-cell table:style-name="ce6" office:value-type="string">
            <text:p>Stemilt Growers, Inc</text:p>
          </table:table-cell>
          <table:table-cell table:style-name="ce6" table:number-columns-repeated="2"/>
          <table:table-cell table:style-name="ce37"/>
          <table:table-cell table:style-name="ce6" table:number-columns-repeated="2"/>
          <table:table-cell table:style-name="ce6" office:value-type="string">
            <text:p>Stephen van Someren Greve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/>
          <table:table-cell table:style-name="ce9"/>
          <table:table-cell table:style-name="ce6" office:value-type="string">
            <text:p>3135 Warehouse Rd.</text:p>
          </table:table-cell>
          <table:table-cell table:style-name="ce6" table:number-columns-repeated="2"/>
          <table:table-cell table:style-name="ce37"/>
          <table:table-cell table:style-name="ce6" table:number-columns-repeated="2"/>
          <table:table-cell table:style-name="ce6" office:value-type="string">
            <text:p>972 Highline Dr.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/>
          <table:table-cell table:style-name="ce9"/>
          <table:table-cell table:style-name="ce6" office:value-type="string">
            <text:p>Wenatchee, WA 98801</text:p>
          </table:table-cell>
          <table:table-cell table:style-name="ce6" table:number-columns-repeated="2"/>
          <table:table-cell table:style-name="ce37"/>
          <table:table-cell table:style-name="ce6" table:number-columns-repeated="2"/>
          <table:table-cell table:style-name="ce6" office:value-type="string">
            <text:p>East Wenatchee, Washington, 98802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/>
          <table:table-cell table:style-name="ce9"/>
          <table:table-cell table:style-name="ce6" office:value-type="string">
            <text:p>509-663-1451</text:p>
          </table:table-cell>
          <table:table-cell table:style-name="ce6" table:number-columns-repeated="2"/>
          <table:table-cell table:style-name="ce37"/>
          <table:table-cell table:style-name="ce6" table:number-columns-repeated="3"/>
          <table:table-cell table:style-name="ce4"/>
          <table:table-cell table:style-name="ce6"/>
          <table:table-cell table:number-columns-repeated="1013"/>
        </table:table-row>
        <table:table-row table:style-name="ro1">
          <table:table-cell/>
          <table:table-cell table:style-name="ce9"/>
          <table:table-cell table:style-name="ce6" table:number-columns-repeated="3"/>
          <table:table-cell table:style-name="ce37"/>
          <table:table-cell table:style-name="ce6" table:number-columns-repeated="2"/>
          <table:table-cell table:style-name="ce5" office:value-type="string">
            <text:p><text:a xlink:href="mailto:Stephen@skvsg.com">Stephen@skvsg.com</text:a>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/>
          <table:table-cell table:style-name="ce10"/>
          <table:table-cell table:style-name="ce22" office:value-type="string">
            <text:p><text:a xlink:href="mailto:Rodney.Dye@stemilt.com">Rodney.Dye@stemilt.com</text:a></text:p>
          </table:table-cell>
          <table:table-cell table:style-name="ce29" table:number-columns-repeated="2"/>
          <table:table-cell table:style-name="ce38"/>
          <table:table-cell table:style-name="ce6" table:number-columns-repeated="2"/>
          <table:table-cell table:style-name="ce6" office:value-type="string">
            <text:p>(509) 860-1121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8"/>
          <table:table-cell table:style-name="ce4"/>
          <table:table-cell table:style-name="ce6"/>
          <table:table-cell table:number-columns-repeated="1013"/>
        </table:table-row>
        <table:table-row table:style-name="ro1">
          <table:table-cell/>
          <table:table-cell table:style-name="ce11" office:value-type="string">
            <text:p>Sales Tax Rate:</text:p>
          </table:table-cell>
          <table:table-cell table:style-name="ce11"/>
          <table:table-cell table:style-name="ce30" office:value-type="percentage" office:value="0">
            <text:p>0.00%</text:p>
          </table:table-cell>
          <table:table-cell table:style-name="ce6" table:number-columns-repeated="7"/>
          <table:table-cell table:number-columns-repeated="1013"/>
        </table:table-row>
        <table:table-row table:style-name="ro1">
          <table:table-cell/>
          <table:table-cell table:style-name="ce6" table:number-columns-repeated="10"/>
          <table:table-cell table:number-columns-repeated="1013"/>
        </table:table-row>
        <table:table-row table:style-name="ro1">
          <table:table-cell/>
          <table:table-cell table:style-name="ce12" office:value-type="string">
            <text:p>QTY</text:p>
          </table:table-cell>
          <table:table-cell table:style-name="ce12" office:value-type="string">
            <text:p>UNIT</text:p>
          </table:table-cell>
          <table:table-cell table:style-name="ce12" office:value-type="string" table:number-columns-spanned="6" table:number-rows-spanned="1">
            <text:p>DESCRIPTION</text:p>
          </table:table-cell>
          <table:covered-table-cell table:number-columns-repeated="4" table:style-name="ce32"/>
          <table:covered-table-cell table:style-name="ce41"/>
          <table:table-cell table:style-name="ce12" office:value-type="string">
            <text:p>UNIT PRICE</text:p>
          </table:table-cell>
          <table:table-cell table:style-name="ce12" office:value-type="string">
            <text:p>AMOUNT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float" office:value="13">
            <text:p>13</text:p>
          </table:table-cell>
          <table:table-cell table:style-name="ce23" office:value-type="string">
            <text:p>2104-19256A</text:p>
          </table:table-cell>
          <table:table-cell table:style-name="ce9" office:value-type="string">
            <text:p>Weekly Shop Rate</text:p>
          </table:table-cell>
          <table:table-cell table:style-name="ce6" table:number-columns-repeated="5"/>
          <table:table-cell table:style-name="ce44" office:value-type="float" office:value="770">
            <text:p>770.00</text:p>
          </table:table-cell>
          <table:table-cell table:style-name="ce51" table:formula="of:=IF([.J24]&lt;&gt;0;[.J24]*[.B24];&quot;&quot;)" office:value-type="float" office:value="10010">
            <text:p>10,010.00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25]&lt;&gt;0;[.J25]*[.B25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26]&lt;&gt;0;[.J26]*[.B26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27]&lt;&gt;0;[.J27]*[.B27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28]&lt;&gt;0;[.J28]*[.B28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29]&lt;&gt;0;[.J29]*[.B29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0]&lt;&gt;0;[.J30]*[.B30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1]&lt;&gt;0;[.J31]*[.B31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2]&lt;&gt;0;[.J32]*[.B32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3]&lt;&gt;0;[.J33]*[.B33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4]&lt;&gt;0;[.J34]*[.B34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5]&lt;&gt;0;[.J35]*[.B35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6]&lt;&gt;0;[.J36]*[.B36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7]&lt;&gt;0;[.J37]*[.B37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8]&lt;&gt;0;[.J38]*[.B38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3"/>
          <table:table-cell table:style-name="ce9"/>
          <table:table-cell table:style-name="ce6" table:number-columns-repeated="5"/>
          <table:table-cell table:style-name="ce44"/>
          <table:table-cell table:style-name="ce51" table:formula="of:=IF([.J39]&lt;&gt;0;[.J39]*[.B39]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4"/>
          <table:table-cell table:style-name="ce24"/>
          <table:table-cell table:style-name="ce16"/>
          <table:table-cell table:style-name="ce33" table:number-columns-repeated="5"/>
          <table:table-cell table:style-name="ce45" office:value-type="string">
            <text:p><text:s/>subtotal</text:p>
          </table:table-cell>
          <table:table-cell table:style-name="ce45" table:formula="of:=IF(SUM([.K24:.K39]);SUM([.K24:.K39]);&quot;&quot;)" office:value-type="float" office:value="10010">
            <text:p>10,010.00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 table:style-name="ce25" office:value-type="string">
            <text:p>PLEASE NOTIFY US IMMEDIATELY IF THIS</text:p>
          </table:table-cell>
          <table:table-cell table:style-name="ce6" table:number-columns-repeated="5"/>
          <table:table-cell table:style-name="ce42" office:value-type="string">
            <text:p><text:s/>SHIPPING</text:p>
          </table:table-cell>
          <table:table-cell table:style-name="ce46"/>
          <table:table-cell table:style-name="ce52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 table:style-name="ce25" office:value-type="string">
            <text:p>ORDER CANNOT BE PAID IN COMPLETE</text:p>
          </table:table-cell>
          <table:table-cell table:style-name="ce6" table:number-columns-repeated="5"/>
          <table:table-cell table:style-name="ce15" office:value-type="string">
            <text:p><text:s/>TAX</text:p>
          </table:table-cell>
          <table:table-cell table:style-name="ce47"/>
          <table:table-cell table:style-name="ce53" table:formula="of:=IF(SUM([$'Purchase Order'.D21])=0;&quot;&quot;;(SUM([$'Purchase Order'.D21])*SUM([.K40])))">
            <text:p/>
          </table:table-cell>
          <table:table-cell table:number-columns-repeated="1013"/>
        </table:table-row>
        <table:table-row table:style-name="ro1">
          <table:table-cell/>
          <table:table-cell table:style-name="ce16"/>
          <table:table-cell table:style-name="ce26" office:value-type="string">
            <text:p>ON OR BEFORE:</text:p>
          </table:table-cell>
          <table:table-cell table:style-name="ce31"/>
          <table:table-cell table:style-name="ce34" office:value-type="date" office:date-value="2019-05-04">
            <text:p>May 4, 2019</text:p>
          </table:table-cell>
          <table:table-cell table:style-name="ce33" table:number-columns-repeated="3"/>
          <table:table-cell table:style-name="ce16" office:value-type="string">
            <text:p><text:s/>OTHER</text:p>
          </table:table-cell>
          <table:table-cell table:style-name="ce48"/>
          <table:table-cell table:style-name="ce54"/>
          <table:table-cell table:number-columns-repeated="1013"/>
        </table:table-row>
        <table:table-row table:style-name="ro1">
          <table:table-cell/>
          <table:table-cell table:style-name="ce6" table:number-columns-repeated="8"/>
          <table:table-cell table:style-name="ce49" office:value-type="string">
            <text:p>TOTAL</text:p>
          </table:table-cell>
          <table:table-cell table:style-name="ce55" table:formula="of:=IF(SUM([.K40:.K43]);SUM([.K40:.K43]);&quot;&quot;)" office:value-type="float" office:value="10010">
            <text:p>$10,010.00 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4"/>
          <table:table-cell table:style-name="ce6" table:number-columns-repeated="8"/>
          <table:table-cell table:number-columns-repeated="1013"/>
        </table:table-row>
        <table:table-row table:style-name="ro1" table:number-rows-repeated="3">
          <table:table-cell/>
          <table:table-cell table:style-name="ce6"/>
          <table:table-cell table:style-name="ce4"/>
          <table:table-cell table:style-name="ce6" table:number-columns-repeated="8"/>
          <table:table-cell table:number-columns-repeated="1013"/>
        </table:table-row>
        <table:table-row table:style-name="ro1">
          <table:table-cell/>
          <table:table-cell table:style-name="ce6"/>
          <table:table-cell table:style-name="ce4"/>
          <table:table-cell table:style-name="ce6" table:number-columns-repeated="3"/>
          <table:table-cell table:style-name="ce11" table:number-columns-repeated="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6" table:number-columns-repeated="5"/>
          <table:table-cell table:style-name="ce39"/>
          <table:table-cell table:style-name="ce11" table:number-columns-repeated="3"/>
          <table:table-cell table:style-name="ce5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spanned="10" table:number-rows-spanned="1"/>
          <table:covered-table-cell table:number-columns-repeated="9" table:style-name="ce27"/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Purchase Order'.$A$1" table:cell-range-address="$'Purchase Order'.$B$3:.$K$50" table:range-usable-as="print-range"/>
        </table:named-expressions>
      </table:table>
      <table:named-expressions>
        <table:named-expression table:name="__IntlFixup" table:base-cell-address="$'Purchase Order'.$A$1" table:expression="1"/>
        <table:named-expression table:name="__IntlFixupTable" table:base-cell-address="$'Purchase Order'.$A$1" table:expression="#REF!"/>
        <table:named-expression table:name="_Order1" table:base-cell-address="$'Purchase Order'.$A$1" table:expression="0"/>
        <table:named-expression table:name="AA.Report.Files" table:base-cell-address="$'Purchase Order'.$A$1" table:expression="#REF!"/>
        <table:named-expression table:name="AA.Reports.Available" table:base-cell-address="$'Purchase Order'.$A$1" table:expression="#REF!"/>
        <table:named-expression table:name="Data.Dump" table:base-cell-address="$'Purchase Order'.$A$1" table:expression="OFFSET([0]!data.top.left;1;0)"/>
        <table:named-expression table:name="Database.File" table:base-cell-address="$'Purchase Order'.$A$1" table:expression="#REF!"/>
        <table:named-expression table:name="File.Type" table:base-cell-address="$'Purchase Order'.$A$1" table:expression="#REF!"/>
        <table:named-expression table:name="HTML_CodePage" table:base-cell-address="$'Purchase Order'.$A$1" table:expression="1252"/>
        <table:named-expression table:name="HTML_Control" table:base-cell-address="$'Purchase Order'.$A$1" table:expression="{&quot;'Leverage'!$B$2:$M$418&quot;}"/>
        <table:named-expression table:name="HTML_Description" table:base-cell-address="$'Purchase Order'.$A$1" table:expression="&quot;&quot;"/>
        <table:named-expression table:name="HTML_Email" table:base-cell-address="$'Purchase Order'.$A$1" table:expression="&quot;&quot;"/>
        <table:named-expression table:name="HTML_Header" table:base-cell-address="$'Purchase Order'.$A$1" table:expression="&quot;Leverage&quot;"/>
        <table:named-expression table:name="HTML_LastUpdate" table:base-cell-address="$'Purchase Order'.$A$1" table:expression="&quot;8/21/00&quot;"/>
        <table:named-expression table:name="HTML_LineAfter" table:base-cell-address="$'Purchase Order'.$A$1" table:expression="0"/>
        <table:named-expression table:name="HTML_LineBefore" table:base-cell-address="$'Purchase Order'.$A$1" table:expression="0"/>
        <table:named-expression table:name="HTML_Name" table:base-cell-address="$'Purchase Order'.$A$1" table:expression="&quot;Frank Vickers&quot;"/>
        <table:named-expression table:name="HTML_OBDlg2" table:base-cell-address="$'Purchase Order'.$A$1" table:expression="1"/>
        <table:named-expression table:name="HTML_OBDlg4" table:base-cell-address="$'Purchase Order'.$A$1" table:expression="1"/>
        <table:named-expression table:name="HTML_OS" table:base-cell-address="$'Purchase Order'.$A$1" table:expression="0"/>
        <table:named-expression table:name="HTML_PathFile" table:base-cell-address="$'Purchase Order'.$A$1" table:expression="&quot;C:\my documents\lever.htm&quot;"/>
        <table:named-expression table:name="HTML_Title" table:base-cell-address="$'Purchase Order'.$A$1" table:expression="&quot;leverage&quot;"/>
        <table:named-expression table:name="Macro1" table:base-cell-address="$'Purchase Order'.$A$1" table:expression="[0]!macro1"/>
        <table:named-expression table:name="Macro2" table:base-cell-address="$'Purchase Order'.$A$1" table:expression="[0]!macro2"/>
        <table:named-expression table:name="Ownership" table:base-cell-address="$'Purchase Order'.$A$1" table:expression="OFFSET([0]!data.top.left;1;0)"/>
        <table:named-expression table:name="Show.Acct.Update.Warning" table:base-cell-address="$'Purchase Order'.$A$1" table:expression="#REF!"/>
        <table:named-expression table:name="Show.MDB.Update.Warning" table:base-cell-address="$'Purchase Order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 style:font-pitch="variable"/>
    <style:font-face style:name="Tms Rmn" svg:font-family="'Tms Rm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number number:decimal-places="0" number:min-integer-digits="1" number:grouping="true"/>
      <number:text> </number:text>
    </number:number-style>
    <number:number-style style:name="N120P1" style:volatile="true">
      <number:text>-£</number:text>
      <number:number number:decimal-places="0" number:min-integer-digits="1" number:grouping="true"/>
      <number:text> </number:text>
    </number:number-style>
    <number:number-style style:name="N120P2" style:volatile="true">
      <number:text> £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number number:decimal-places="2" number:min-integer-digits="1" number:grouping="true"/>
      <number:text> </number:text>
    </number:number-style>
    <number:number-style style:name="N122P1" style:volatile="true">
      <number:text>-£</number:text>
      <number:number number:decimal-places="2" number:min-integer-digits="1" number:grouping="true"/>
      <number:text> </number:text>
    </number:number-style>
    <number:number-style style:name="N122P2" style:volatile="true">
      <number:text> £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percentage-style style:name="N124P0" style:volatile="true">
      <number:number number:decimal-places="2" number:min-integer-digits="1"/>
      <number:text>% </number:text>
    </number:percentage-style>
    <number:percentage-style style:name="N124">
      <style:text-properties fo:color="#ff0000"/>
      <number:text>(</number:text>
      <number:number number:decimal-places="2" number:min-integer-digits="1"/>
      <number:text>%)</number:text>
      <style:map style:condition="value()&gt;=0" style:apply-style-name="N124P0"/>
    </number:percentage-style>
    <number:percentage-style style:name="N125P0" style:volatile="true">
      <number:number number:decimal-places="0" number:min-integer-digits="1"/>
      <number:text>% </number:text>
    </number:percentage-style>
    <number:percentage-style style:name="N125">
      <style:text-properties fo:color="#ff0000"/>
      <number:text>(</number:text>
      <number:number number:decimal-places="0" number:min-integer-digits="1"/>
      <number:text>%)</number:text>
      <style:map style:condition="value()&gt;=0" style:apply-style-name="N125P0"/>
    </number:percentage-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text-style style:name="N8100" number:language="en" number:country="US">
      <number:text-content/>
    </number:text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26">
      <number:month number:style="long" number:textual="true"/>
      <number:text> </number:text>
      <number:day/>
      <number:text>, </number:text>
      <number:year number:style="long"/>
    </number:date-style>
    <number:number-style style:name="N127P0" style:volatile="true">
      <number:number number: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number:min-integer-digits="1"/>
      <number:text>)</number:text>
      <style:map style:condition="value()&gt;=0" style:apply-style-name="N127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7P0"/>
    </number:currency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1P2" style:volatile="true" number:language="en" number:country="US">
      <number:text> - </number:text>
    </number:number-style>
    <number:text-style style:name="N8131" number:language="en" number:country="US">
      <number:text> </number:text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2P2" style:volatile="true" number:language="en" number:country="US">
      <number:text> </number:text>
      <number:currency-symbol/>
      <number:text>- </number:text>
    </number:currency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en" number:country="US">
      <number:minutes number:style="long"/>
      <number:text>:</number:text>
      <number:seconds number:style="long"/>
    </number:time-style>
    <number:time-style style:name="N8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5" number:language="en" number:country="US">
      <number:minutes number:style="long"/>
      <number:text>:</number:text>
      <number:seconds number:style="long" number:decimal-places="1"/>
    </number:time-style>
    <number:number-style style:name="N8136" number:language="en" number:country="US">
      <number:scientific-number number:decimal-places="1" number:min-integer-digits="3" number:min-exponent-digits="1"/>
    </number:number-style>
    <number:currency-style style:name="N8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7P0"/>
    </number:currency-style>
    <number:currency-style style:name="N8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mount" style:family="table-cell" style:parent-style-name="Default" style:data-style-name="N8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Blank" style:family="table-cell" style:parent-style-name="Default" style:data-style-name="N116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Body_20_text" style:display-name="Body text" style:family="table-cell" style:parent-style-name="Default" style:data-style-name="N8000">
      <style:table-cell-properties fo:background-color="#969696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161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mma0" style:family="table-cell" style:parent-style-name="Default" style:data-style-name="N8003"/>
    <style:style style:name="Currency0" style:family="table-cell" style:parent-style-name="Default" style:data-style-name="N116"/>
    <style:style style:name="DarkBlueOutline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46in solid #00008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DarkBlueOutlineYellow" style:family="table-cell" style:parent-style-name="Default" style:data-style-name="N8004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0346in solid #00008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Date" style:family="table-cell" style:parent-style-name="Default" style:data-style-name="N8000"/>
    <style:style style:name="Dezimal_20__5b_0_5d__5f_Compiling_20_Utility_20_Macros" style:display-name="Dezimal [0]_Compiling Utility Macros" style:family="table-cell" style:parent-style-name="Default" style:data-style-name="N121"/>
    <style:style style:name="Dezimal_5f_Compiling_20_Utility_20_Macros" style:display-name="Dezimal_Compiling Utility Macros" style:family="table-cell" style:parent-style-name="Default" style:data-style-name="N123"/>
    <style:style style:name="Excel_20_Built-in_20_20_25__20_-_20_Accent1" style:display-name="Excel Built-in 20% - Accent1" style:family="table-cell" style:parent-style-name="Default">
      <style:table-cell-properties fo:background-color="#e2edf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e2edf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33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cc99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00ff"/>
      <style:text-properties fo:color="#9933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e3e3e3" style:diagonal-bl-tr="none" style:diagonal-tl-br="none" fo:border="0.0138in solid #808080" style:rotation-align="none"/>
      <style:text-properties fo:color="#cc99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 style:rotation-align="none"/>
    </style:style>
    <style:style style:name="Excel_20_Built-in_20_Heading_20_2" style:display-name="Excel Built-in Heading 2" style:family="table-cell" style:parent-style-name="Default">
      <style:table-cell-properties style:diagonal-bl-tr="none" style:diagonal-tl-br="none" fo:border="none" style:rotation-align="none"/>
    </style:style>
    <style:style style:name="Excel_20_Built-in_20_Heading_20_3" style:display-name="Excel Built-in Heading 3" style:family="table-cell" style:parent-style-name="Default">
      <style:table-cell-properties fo:border-bottom="0.0346in solid #a0e0e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8080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cc99ff" style:border-line-width-bottom="0.0138in 0.0138in 0.0138in" style:diagonal-bl-tr="none" style:diagonal-tl-br="none" fo:border-left="none" fo:border-right="none" style:rotation-align="none" fo:border-top="none"/>
      <style:text-properties fo:color="#cc99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0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0" style:diagonal-bl-tr="none" style:diagonal-tl-br="none" fo:border="0.0138in solid #c0c0c0" style:rotation-align="none"/>
    </style:style>
    <style:style style:name="Excel_20_Built-in_20_Output" style:display-name="Excel Built-in Output" style:family="table-cell" style:parent-style-name="Default">
      <style:table-cell-properties fo:background-color="#e3e3e3" style:diagonal-bl-tr="none" style:diagonal-tl-br="none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ackground-color="transparent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Fixed" style:family="table-cell" style:parent-style-name="Default" style:data-style-name="N8002"/>
    <style:style style:name="GRAY" style:family="table-cell" style:parent-style-name="Default" style:data-style-name="N8004">
      <style:table-cell-properties fo:background-color="#cfcf90" style:cell-protect="protected" style:print-content="true" style:diagonal-bl-tr="none" style:diagonal-tl-br="none" style:text-align-source="value-type" style:repeat-content="false" fo:wrap-option="no-wrap" fo:border="0.0346in solid #00008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oss_20_Margin" style:display-name="Gross Margin" style:family="table-cell" style:parent-style-name="Default" style:data-style-name="N11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header" style:family="table-cell" style:parent-style-name="Default" style:data-style-name="N8127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161in" style:writing-mode="page"/>
      <style:text-properties fo:color="#ffffff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Header_20_Total" style:display-name="Header Total" style:family="table-cell" style:parent-style-name="Default" style:data-style-name="N8127">
      <style:table-cell-properties fo:border-bottom="0.0346in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Header1" style:family="table-cell" style:parent-style-name="Default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.1161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Header2" style:family="table-cell" style:parent-style-name="Default" style:data-style-name="N800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161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Header3" style:family="table-cell" style:parent-style-name="Default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Level_20_2_20_Total" style:display-name="Level 2 Total" style:family="table-cell" style:parent-style-name="Default" style:data-style-name="N11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Major_20_Total" style:display-name="Major Total" style:family="table-cell" style:parent-style-name="Default" style:data-style-name="N119">
      <style:table-cell-properties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NonPrint_5f_TemTitle" style:display-name="NonPrint_TemTitle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.1161in" style:writing-mode="page"/>
      <style:text-properties fo:color="#80808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" style:display-name="Normal 2" style:family="table-cell" style:parent-style-name="Default" style:data-style-name="N8127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311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NormalRe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Percent.0" style:family="table-cell" style:parent-style-name="Default" style:data-style-name="N125">
      <style:table-cell-properties fo:border-bottom="0.0138in solid #ffffff" fo:background-color="#c0c0c0" style:cell-protect="protected" style:print-content="true" style:diagonal-bl-tr="none" style:diagonal-tl-br="none" style:text-align-source="value-type" style:repeat-content="false" fo:wrap-option="no-wrap" fo:border-left="0.0138in solid #ffffff" style:direction="ltr" fo:border-right="none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Percent.00" style:family="table-cell" style:parent-style-name="Default" style:data-style-name="N124"/>
    <style:style style:name="RED_20_POSTED" style:display-name="RED POSTED" style:family="table-cell" style:parent-style-name="Default" style:data-style-name="N800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Standard_5f_Anpassen_20_der_20_Amortisation" style:display-name="Standard_Anpassen der Amortisation" style:family="table-cell" style:parent-style-name="Default" style:data-style-name="N8000">
      <style:table-cell-properties fo:background-color="#0033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5f_simple" style:display-name="Text_simple" style:family="table-cell" style:parent-style-name="Default" style:data-style-name="N8100"/>
    <style:style style:name="TmsRmn10BlueItalic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ff" style:text-outline="false" style:text-line-through-style="none" style:font-name="Tms Rmn" fo:font-size="10pt" fo:font-style="italic" fo:text-shadow="none" style:text-underline-style="none" fo:font-weight="normal" style:font-size-asian="10pt" style:font-style-asian="italic" style:font-weight-asian="normal" style:font-name-complex="Tms Rmn" style:font-size-complex="10pt" style:font-style-complex="italic" style:font-weight-complex="normal"/>
    </style:style>
    <style:style style:name="TmsRmn10Bol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ms Rmn" fo:font-size="10pt" fo:font-style="normal" fo:text-shadow="none" style:text-underline-style="none" fo:font-weight="bold" style:font-size-asian="10pt" style:font-style-asian="normal" style:font-weight-asian="bold" style:font-name-complex="Tms Rmn" style:font-size-complex="10pt" style:font-style-complex="normal" style:font-weight-complex="bold"/>
    </style:style>
    <style:style style:name="Währung_20__5b_0_5d__5f_Compiling_20_Utility_20_Macros" style:display-name="Währung [0]_Compiling Utility Macros" style:family="table-cell" style:parent-style-name="Default" style:data-style-name="N120"/>
    <style:style style:name="Währung_5f_Compiling_20_Utility_20_Macros" style:display-name="Währung_Compiling Utility Macros" style:family="table-cell" style:parent-style-name="Default" style:data-style-name="N122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48in" fo:margin-bottom="0.748in" fo:margin-left="0.2362in" fo:margin-right="0.2362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5/04/2018</text:date>, <text:time>11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rchase_20_Order" style:display-name="PageStyle_Purchase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1:30:16.45</dc:date>
    <dc:creator>Stephen van Someren Greve</dc:creator>
    <meta:generator>OpenOffice/4.1.2$Win32 OpenOffice.org_project/412m3$Build-9782</meta:generator>
    <meta:editing-duration>PT12M7S</meta:editing-duration>
    <meta:editing-cycles>1</meta:editing-cycles>
    <meta:document-statistic meta:table-count="1" meta:cell-count="102" meta:object-count="1"/>
  </office:meta>
</office:document-meta>
</file>